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ede</text:p>
          </table:table-cell>
          <table:table-cell office:value-type="string" calcext:value-type="string">
            <text:p>greedy</text:p>
          </table:table-cell>
          <table:table-cell table:number-columns-repeated="3"/>
          <table:table-cell office:value-type="string" calcext:value-type="string">
            <text:p>non greed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repetitions</text:p>
          </table:table-cell>
          <table:table-cell office:value-type="string" calcext:value-type="string">
            <text:p>Total Time(ms)</text:p>
          </table:table-cell>
          <table:table-cell office:value-type="string" calcext:value-type="string">
            <text:p>time per repetition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string" calcext:value-type="string">
            <text:p>berlin52.t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d14051.t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nl4461.t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b3038.t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2392.t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l5915.t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l5934.t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13509.t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1748.tsp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</meta:initial-creator>
    <meta:creation-date>2017-07-12T16:05:38.593961661</meta:creation-date>
    <dc:date>2017-07-12T18:27:10.791648313</dc:date>
    <dc:creator>Thiago </dc:creator>
    <meta:editing-duration>PT2H6M22S</meta:editing-duration>
    <meta:editing-cycles>1</meta:editing-cycles>
    <meta:document-statistic meta:table-count="1" meta:cell-count="18" meta:object-count="0"/>
    <meta:generator>LibreOffice/4.3.3.2$Linux_X86_64 LibreOffice_project/430m0$Build-2</meta:generator>
  </office:meta>
</office:document-meta>
</file>